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rebuchet MS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Trebuchet MS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 данном пакете вы найдете:</text:p>
      <text:list xml:id="list514537880" text:style-name="L1">
        <text:list-item>
          <text:p text:style-name="P2">Wapstart Plus1 SDK для показа баннеров (/SDK/):</text:p>
          <text:list>
            <text:list-item>
              <text:p text:style-name="P2">/resources/ — каталог с ресурсами;</text:p>
            </text:list-item>
            <text:list-item>
              <text:p text:style-name="P2">/src/ — исходный код.</text:p>
            </text:list-item>
          </text:list>
        </text:list-item>
        <text:list-item>
          <text:p text:style-name="P2">Тестовое приложение (/WapPlusDemo/).</text:p>
        </text:list-item>
        <text:list-item>
          <text:p text:style-name="P2">Спецификацию на подключение к ротатору и разбор ответа: spec.pdf.</text:p>
        </text:list-item>
        <text:list-item>
          <text:p text:style-name="P2">Авторские комментарии и инструкцию по работе: sdk.manual.pdf.</text:p>
        </text:list-item>
        <text:list-item>
          <text:p text:style-name="P2">Исходные коды распространяются под лицензией bsd (as is).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22T13:35:13</meta:creation-date>
    <dc:date>2011-07-13T19:28:15</dc:date>
    <meta:editing-duration>PT14M17S</meta:editing-duration>
    <meta:editing-cycles>7</meta:editing-cycles>
    <meta:generator>LibreOffice/3.3$Unix LibreOffice_project/330m19$Build-202</meta:generator>
    <meta:document-statistic meta:table-count="0" meta:image-count="0" meta:object-count="0" meta:page-count="1" meta:paragraph-count="8" meta:word-count="55" meta:character-count="355"/>
  </office:meta>
</office:document-meta>
</file>